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66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1.4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 style:data-style-name="N107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_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idade</text:p>
          </table:table-cell>
          <table:table-cell office:value-type="string" calcext:value-type="string">
            <text:p>Grupo</text:p>
          </table:table-cell>
        </table:table-row>
        <table:table-row table:style-name="ro1">
          <table:table-cell office:value-type="string" calcext:value-type="string">
            <text:p>Ji-Para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talez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boatao dos Guararap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resi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e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o Lu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eratri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ira de Santa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o Goncal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pina Gran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nindeu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rulh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rad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ndonopol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e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tor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o Horizo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o Pau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itib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ianopo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o Aleg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sil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uzeiro do Su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inti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rainopol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ranjal do Jar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are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uca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apirac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naib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gart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uiab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mpo Grand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xias do Su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invill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ndri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ao Pesso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la Velh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lvado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acaj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oiani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if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cap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a Vist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aguai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o Branc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lma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rto Velh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parecida de Goiania</text:p>
          </table:table-cell>
          <table:table-cell office:value-type="float" office:value="5" calcext:value-type="float">
            <text:p>5</text:p>
          </table:table-cell>
        </table:table-row>
      </table:table>
      <table:table table:name="Feuille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ityName</text:p>
          </table:table-cell>
          <table:table-cell office:value-type="string" calcext:value-type="string">
            <text:p>Grupo de risco</text:p>
          </table:table-cell>
          <table:table-cell office:value-type="string" calcext:value-type="string">
            <text:p>IDHMR</text:p>
          </table:table-cell>
          <table:table-cell office:value-type="string" calcext:value-type="string">
            <text:p>Grupo</text:p>
          </table:table-cell>
        </table:table-row>
        <table:table-row table:style-name="ro1">
          <table:table-cell office:value-type="string" calcext:value-type="string">
            <text:p>Ji-Parana</text:p>
          </table:table-cell>
          <table:table-cell office:value-type="float" office:value="0.444985" calcext:value-type="float">
            <text:p>0,444985</text:p>
          </table:table-cell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taleza</text:p>
          </table:table-cell>
          <table:table-cell office:value-type="float" office:value="0.466681" calcext:value-type="float">
            <text:p>0,466681</text:p>
          </table:table-cell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boatao dos Guararapes</text:p>
          </table:table-cell>
          <table:table-cell office:value-type="float" office:value="0.473143" calcext:value-type="float">
            <text:p>0,473143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resina</text:p>
          </table:table-cell>
          <table:table-cell office:value-type="float" office:value="0.450706" calcext:value-type="float">
            <text:p>0,450706</text:p>
          </table:table-cell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eio</text:p>
          </table:table-cell>
          <table:table-cell office:value-type="float" office:value="0.455198" calcext:value-type="float">
            <text:p>0,455198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o Luis</text:p>
          </table:table-cell>
          <table:table-cell office:value-type="float" office:value="0.446009" calcext:value-type="float">
            <text:p>0,446009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eratriz</text:p>
          </table:table-cell>
          <table:table-cell office:value-type="float" office:value="0.421035" calcext:value-type="float">
            <text:p>0,421035</text:p>
          </table:table-cell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ira de Santana</text:p>
          </table:table-cell>
          <table:table-cell office:value-type="float" office:value="0.457773" calcext:value-type="float">
            <text:p>0,457773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ssoro</text:p>
          </table:table-cell>
          <table:table-cell office:value-type="float" office:value="0.454963" calcext:value-type="float">
            <text:p>0,454963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o Goncalo</text:p>
          </table:table-cell>
          <table:table-cell office:value-type="float" office:value="0.522807" calcext:value-type="float">
            <text:p>0,522807</text:p>
          </table:table-cell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pina Grande</text:p>
          </table:table-cell>
          <table:table-cell office:value-type="float" office:value="0.465708" calcext:value-type="float">
            <text:p>0,465708</text:p>
          </table:table-cell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nindeua</text:p>
          </table:table-cell>
          <table:table-cell office:value-type="float" office:value="0.439185" calcext:value-type="float">
            <text:p>0,439185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rulhos</text:p>
          </table:table-cell>
          <table:table-cell office:value-type="float" office:value="0.458116" calcext:value-type="float">
            <text:p>0,458116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rados</text:p>
          </table:table-cell>
          <table:table-cell office:value-type="float" office:value="0.452844" calcext:value-type="float">
            <text:p>0,452844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ndonopolis</text:p>
          </table:table-cell>
          <table:table-cell office:value-type="float" office:value="0.44925" calcext:value-type="float">
            <text:p>0,44925</text:p>
          </table:table-cell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em</text:p>
          </table:table-cell>
          <table:table-cell office:value-type="float" office:value="0.484213" calcext:value-type="float">
            <text:p>0,484213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toria</text:p>
          </table:table-cell>
          <table:table-cell office:value-type="float" office:value="0.522248" calcext:value-type="float">
            <text:p>0,522248</text:p>
          </table:table-cell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o Horizonte</text:p>
          </table:table-cell>
          <table:table-cell office:value-type="float" office:value="0.538945" calcext:value-type="float">
            <text:p>0,538945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o Paulo</text:p>
          </table:table-cell>
          <table:table-cell office:value-type="float" office:value="0.510066" calcext:value-type="float">
            <text:p>0,510066</text:p>
          </table:table-cell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itiba</text:p>
          </table:table-cell>
          <table:table-cell office:value-type="float" office:value="0.516613" calcext:value-type="float">
            <text:p>0,516613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ianopolis</text:p>
          </table:table-cell>
          <table:table-cell office:value-type="float" office:value="0.542012" calcext:value-type="float">
            <text:p>0,542012</text:p>
          </table:table-cell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o Alegre</text:p>
          </table:table-cell>
          <table:table-cell office:value-type="float" office:value="0.543435" calcext:value-type="float">
            <text:p>0,543435</text:p>
          </table:table-cell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float" office:value="0.534325" calcext:value-type="float">
            <text:p>0,534325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silia</text:p>
          </table:table-cell>
          <table:table-cell office:value-type="float" office:value="0.470953" calcext:value-type="float">
            <text:p>0,470953</text:p>
          </table:table-cell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uzeiro do Sul</text:p>
          </table:table-cell>
          <table:table-cell office:value-type="float" office:value="0.328633" calcext:value-type="float">
            <text:p>0,328633</text:p>
          </table:table-cell>
          <table:table-cell office:value-type="float" office:value="648" calcext:value-type="float">
            <text:p>6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intins</text:p>
          </table:table-cell>
          <table:table-cell office:value-type="float" office:value="0.331536" calcext:value-type="float">
            <text:p>0,331536</text:p>
          </table:table-cell>
          <table:table-cell office:value-type="float" office:value="589" calcext:value-type="float">
            <text:p>5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rainopolis</text:p>
          </table:table-cell>
          <table:table-cell office:value-type="float" office:value="0.351699" calcext:value-type="float">
            <text:p>0,351699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ranjal do Jari</text:p>
          </table:table-cell>
          <table:table-cell office:value-type="float" office:value="0.320237" calcext:value-type="float">
            <text:p>0,320237</text:p>
          </table:table-cell>
          <table:table-cell office:value-type="float" office:value="641" calcext:value-type="float">
            <text:p>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arem</text:p>
          </table:table-cell>
          <table:table-cell office:value-type="float" office:value="0.383187" calcext:value-type="float">
            <text:p>0,383187</text:p>
          </table:table-cell>
          <table:table-cell office:value-type="float" office:value="632" calcext:value-type="float">
            <text:p>6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ucaia</text:p>
          </table:table-cell>
          <table:table-cell office:value-type="float" office:value="0.414995" calcext:value-type="float">
            <text:p>0,414995</text:p>
          </table:table-cell>
          <table:table-cell office:value-type="float" office:value="620" calcext:value-type="float">
            <text:p>6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apiraca</text:p>
          </table:table-cell>
          <table:table-cell office:value-type="float" office:value="0.426892" calcext:value-type="float">
            <text:p>0,426892</text:p>
          </table:table-cell>
          <table:table-cell office:value-type="float" office:value="638" calcext:value-type="float">
            <text:p>6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naiba</text:p>
          </table:table-cell>
          <table:table-cell office:value-type="float" office:value="0.445244" calcext:value-type="float">
            <text:p>0,445244</text:p>
          </table:table-cell>
          <table:table-cell office:value-type="float" office:value="658" calcext:value-type="float">
            <text:p>6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garto</text:p>
          </table:table-cell>
          <table:table-cell office:value-type="float" office:value="0.445415" calcext:value-type="float">
            <text:p>0,445415</text:p>
          </table:table-cell>
          <table:table-cell office:value-type="float" office:value="613" calcext:value-type="float">
            <text:p>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uiaba</text:p>
          </table:table-cell>
          <table:table-cell office:value-type="float" office:value="0.47284" calcext:value-type="float">
            <text:p>0,47284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mpo Grande</text:p>
          </table:table-cell>
          <table:table-cell office:value-type="float" office:value="0.479404" calcext:value-type="float">
            <text:p>0,479404</text:p>
          </table:table-cell>
          <table:table-cell office:value-type="float" office:value="790" calcext:value-type="float">
            <text:p>7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xias do Sul</text:p>
          </table:table-cell>
          <table:table-cell office:value-type="float" office:value="0.494804" calcext:value-type="float">
            <text:p>0,494804</text:p>
          </table:table-cell>
          <table:table-cell office:value-type="float" office:value="812" calcext:value-type="float">
            <text:p>8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inville</text:p>
          </table:table-cell>
          <table:table-cell office:value-type="float" office:value="0.487598" calcext:value-type="float">
            <text:p>0,487598</text:p>
          </table:table-cell>
          <table:table-cell office:value-type="float" office:value="795" calcext:value-type="float">
            <text:p>7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ndrina</text:p>
          </table:table-cell>
          <table:table-cell office:value-type="float" office:value="0.517131" calcext:value-type="float">
            <text:p>0,517131</text:p>
          </table:table-cell>
          <table:table-cell office:value-type="float" office:value="789" calcext:value-type="float">
            <text:p>7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ao Pessoa</text:p>
          </table:table-cell>
          <table:table-cell office:value-type="float" office:value="0.479578" calcext:value-type="float">
            <text:p>0,479578</text:p>
          </table:table-cell>
          <table:table-cell office:value-type="float" office:value="770" calcext:value-type="float">
            <text:p>7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la Velha</text:p>
          </table:table-cell>
          <table:table-cell office:value-type="float" office:value="0.50195" calcext:value-type="float">
            <text:p>0,50195</text:p>
          </table:table-cell>
          <table:table-cell office:value-type="float" office:value="807" calcext:value-type="float">
            <text:p>8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berlandia</text:p>
          </table:table-cell>
          <table:table-cell office:value-type="float" office:value="0.496137" calcext:value-type="float">
            <text:p>0,496137</text:p>
          </table:table-cell>
          <table:table-cell office:value-type="float" office:value="776" calcext:value-type="float">
            <text:p>7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lvador</text:p>
          </table:table-cell>
          <table:table-cell office:value-type="float" office:value="0.509122" calcext:value-type="float">
            <text:p>0,509122</text:p>
          </table:table-cell>
          <table:table-cell office:value-type="float" office:value="772" calcext:value-type="float">
            <text:p>7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acaju</text:p>
          </table:table-cell>
          <table:table-cell office:value-type="float" office:value="0.472581" calcext:value-type="float">
            <text:p>0,472581</text:p>
          </table:table-cell>
          <table:table-cell office:value-type="float" office:value="784" calcext:value-type="float">
            <text:p>7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oiania</text:p>
          </table:table-cell>
          <table:table-cell office:value-type="float" office:value="0.48815" calcext:value-type="float">
            <text:p>0,48815</text:p>
          </table:table-cell>
          <table:table-cell office:value-type="float" office:value="824" calcext:value-type="float">
            <text:p>8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float" office:value="0.486209" calcext:value-type="float">
            <text:p>0,486209</text:p>
          </table:table-cell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ife</text:p>
          </table:table-cell>
          <table:table-cell office:value-type="float" office:value="0.512398" calcext:value-type="float">
            <text:p>0,512398</text:p>
          </table:table-cell>
          <table:table-cell office:value-type="float" office:value="798" calcext:value-type="float">
            <text:p>7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capa</text:p>
          </table:table-cell>
          <table:table-cell office:value-type="float" office:value="0.358176" calcext:value-type="float">
            <text:p>0,358176</text:p>
          </table:table-cell>
          <table:table-cell office:value-type="float" office:value="723" calcext:value-type="float">
            <text:p>7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a Vista</text:p>
          </table:table-cell>
          <table:table-cell office:value-type="float" office:value="0.372003" calcext:value-type="float">
            <text:p>0,372003</text:p>
          </table:table-cell>
          <table:table-cell office:value-type="float" office:value="737" calcext:value-type="float">
            <text:p>7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naus</text:p>
          </table:table-cell>
          <table:table-cell office:value-type="float" office:value="0.393582" calcext:value-type="float">
            <text:p>0,393582</text:p>
          </table:table-cell>
          <table:table-cell office:value-type="float" office:value="738" calcext:value-type="float">
            <text:p>7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aguaina</text:p>
          </table:table-cell>
          <table:table-cell office:value-type="float" office:value="0.39154" calcext:value-type="float">
            <text:p>0,39154</text:p>
          </table:table-cell>
          <table:table-cell office:value-type="float" office:value="727" calcext:value-type="float">
            <text:p>7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o Branco</text:p>
          </table:table-cell>
          <table:table-cell office:value-type="float" office:value="0.379345" calcext:value-type="float">
            <text:p>0,379345</text:p>
          </table:table-cell>
          <table:table-cell office:value-type="float" office:value="729" calcext:value-type="float">
            <text:p>7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lmas</text:p>
          </table:table-cell>
          <table:table-cell office:value-type="float" office:value="0.370952" calcext:value-type="float">
            <text:p>0,370952</text:p>
          </table:table-cell>
          <table:table-cell office:value-type="float" office:value="789" calcext:value-type="float">
            <text:p>7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rto Velho</text:p>
          </table:table-cell>
          <table:table-cell office:value-type="float" office:value="0.405856" calcext:value-type="float">
            <text:p>0,405856</text:p>
          </table:table-cell>
          <table:table-cell office:value-type="float" office:value="764" calcext:value-type="float">
            <text:p>7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parecida de Goiania</text:p>
          </table:table-cell>
          <table:table-cell office:value-type="float" office:value="0.413923" calcext:value-type="float">
            <text:p>0,413923</text:p>
          </table:table-cell>
          <table:table-cell office:value-type="float" office:value="716" calcext:value-type="float">
            <text:p>716</text:p>
          </table:table-cell>
          <table:table-cell office:value-type="float" office:value="5" calcext:value-type="float">
            <text:p>5</text:p>
          </table:table-cell>
        </table:table-row>
      </table:table>
      <table:table table:name="Feuille2" table:style-name="ta1">
        <table:table-column table:style-name="co2" table:default-cell-style-name="Default"/>
        <table:table-column table:style-name="co2" table:default-cell-style-name="ce2"/>
        <table:table-column table:style-name="co4" table:default-cell-style-name="ce3"/>
        <table:table-column table:style-name="co3" table:default-cell-style-name="ce3"/>
        <table:table-row table:style-name="ro1">
          <table:table-cell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rupo</text:p>
          </table:table-cell>
          <table:table-cell table:style-name="ce2" office:value-type="string" calcext:value-type="string">
            <text:p>Grupo de risco</text:p>
          </table:table-cell>
          <table:table-cell table:style-name="ce2" office:value-type="string" calcext:value-type="string">
            <text:p>IDHM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AVERAGE([$Feuille1.B2:.B17])" office:value-type="float" office:value="0.4589135" calcext:value-type="float">
            <text:p>0,4589</text:p>
          </table:table-cell>
          <table:table-cell table:formula="of:=AVERAGE([$Feuille1.C2:.C17])" office:value-type="float" office:value="723.5625" calcext:value-type="float">
            <text:p>723,562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AVERAGE([$Feuille1.B18:.B25])" office:value-type="float" office:value="0.522324625" calcext:value-type="float">
            <text:p>0,5223</text:p>
          </table:table-cell>
          <table:table-cell table:formula="of:=AVERAGE([$Feuille1.C18:.C25])" office:value-type="float" office:value="856.25" calcext:value-type="float">
            <text:p>856,25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AVERAGE([$Feuille1.B26:.B29])" office:value-type="float" office:value="0.33302625" calcext:value-type="float">
            <text:p>0,3330</text:p>
          </table:table-cell>
          <table:table-cell table:formula="of:=AVERAGE([$Feuille1.C26:.C29])" office:value-type="float" office:value="613" calcext:value-type="float">
            <text:p>613,00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AVERAGE([$Feuille1.B30:.B34])" office:value-type="float" office:value="0.4231466" calcext:value-type="float">
            <text:p>0,4231</text:p>
          </table:table-cell>
          <table:table-cell table:formula="of:=AVERAGE([$Feuille1.C30:.C34])" office:value-type="float" office:value="632.2" calcext:value-type="float">
            <text:p>632,20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AVERAGE([$Feuille1.B35:.B47])" office:value-type="float" office:value="0.492146307692308" calcext:value-type="float">
            <text:p>0,4921</text:p>
          </table:table-cell>
          <table:table-cell table:formula="of:=AVERAGE([$Feuille1.C35:.C47])" office:value-type="float" office:value="791.153846153846" calcext:value-type="float">
            <text:p>791,153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AVERAGE([$Feuille1.B48:.B55])" office:value-type="float" office:value="0.385672125" calcext:value-type="float">
            <text:p>0,3857</text:p>
          </table:table-cell>
          <table:table-cell table:formula="of:=AVERAGE([$Feuille1.C48:.C55])" office:value-type="float" office:value="740.375" calcext:value-type="float">
            <text:p>740,3750</text:p>
          </table:table-cell>
        </table:table-row>
      </table:table>
      <table:named-expressions/>
      <table:database-ranges>
        <table:database-range table:name="__Anonymous_Sheet_DB__0" table:target-range-address="Feuille1_2.A1:Feuille1_2.B55"/>
        <table:database-range table:name="__Anonymous_Sheet_DB__1" table:target-range-address="Feuille1.A1:Feuille1.D5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number:min-decimal-places="6" number:min-integer-digits="1"/>
    </number:number-style>
    <number:number-style style:name="N108">
      <number:number number:decimal-places="5" number:min-decimal-places="5"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 style:data-style-name="N2" text:time-value="05:27:56.4554391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3T03:47:45.000814083</meta:creation-date>
    <dc:date>2022-06-23T06:17:33.408414609</dc:date>
    <meta:editing-duration>PT40M32S</meta:editing-duration>
    <meta:editing-cycles>2</meta:editing-cycles>
    <meta:generator>LibreOffice/7.3.3.2$Linux_X86_64 LibreOffice_project/30$Build-2</meta:generator>
    <meta:document-statistic meta:table-count="3" meta:cell-count="351" meta:object-count="0"/>
  </office:meta>
</office:document-meta>
</file>